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ee163" officeooo:paragraph-rsid="000ee16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e163" officeooo:paragraph-rsid="000ee16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e163" officeooo:paragraph-rsid="000ee16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d6a9" officeooo:paragraph-rsid="000fd6a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ab2d" officeooo:paragraph-rsid="0010ab2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ee163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ee163" officeooo:paragraph-rsid="000ee16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d6a9" officeooo:paragraph-rsid="000fd6a9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0fd6a9" officeooo:paragraph-rsid="000fd6a9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0fd6a9" officeooo:paragraph-rsid="0011909a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0fd6a9" officeooo:paragraph-rsid="000fd6a9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normal" officeooo:rsid="000fd6a9" officeooo:paragraph-rsid="0010ab2d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weight="normal" officeooo:rsid="000fd6a9" officeooo:paragraph-rsid="000fd6a9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11909a" officeooo:paragraph-rsid="0011909a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12b179" officeooo:paragraph-rsid="0012b179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normal" officeooo:rsid="00139f3c" officeooo:paragraph-rsid="00139f3c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0fd6a9" officeooo:paragraph-rsid="000fd6a9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officeooo:rsid="0010ab2d" officeooo:paragraph-rsid="0010ab2d" style:font-weight-asian="bold" style:font-weight-complex="bold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10ab2d" officeooo:paragraph-rsid="0010ab2d"/>
    </style:style>
    <style:style style:name="P25" style:family="paragraph" style:parent-style-name="Standard" style:list-style-name="L7">
      <style:paragraph-properties fo:text-align="start" style:justify-single-word="false"/>
      <style:text-properties officeooo:rsid="0010ab2d" officeooo:paragraph-rsid="0010ab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163" style:font-weight-asian="normal" style:font-weight-complex="normal"/>
    </style:style>
    <style:style style:name="T4" style:family="text">
      <style:text-properties fo:font-weight="normal" officeooo:rsid="0010ab2d" style:font-weight-asian="normal" style:font-weight-complex="normal"/>
    </style:style>
    <style:style style:name="T5" style:family="text">
      <style:text-properties fo:font-weight="normal" officeooo:rsid="0011909a" style:font-weight-asian="normal" style:font-weight-complex="normal"/>
    </style:style>
    <style:style style:name="T6" style:family="text">
      <style:text-properties fo:font-weight="normal" officeooo:rsid="0011909a" fo:background-color="#81d41a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хзадание</text:p>
      <text:p text:style-name="P1"><text:span text:style-name="T1">1.</text:span> <text:span text:style-name="T1">Слово</text:span></text:p>
      <text:list xml:id="list526639011" text:style-name="L1">
        <text:list-item>
          <text:p text:style-name="P7">Поле, в которое вводится слово. </text:p>
        </text:list-item>
        <text:list-item>
          <text:p text:style-name="P6"><text:span text:style-name="T3">У</text:span><text:span text:style-name="T5">казывает</text:span><text:span text:style-name="T3"> положение каретки и </text:span><text:span text:style-name="T5">текущее</text:span><text:span text:style-name="T3"> состояние. Положение каретки — надпись, обозначающая текущее состояние, над одним из символов слова. </text:span></text:p>
        </text:list-item>
        <text:list-item>
          <text:p text:style-name="P7">Поля, в которых указывается и сохраняется начальное состояние и положение каретки. </text:p>
        </text:list-item>
        <text:list-item>
          <text:p text:style-name="P7">В любой момент работы машины состояние и положение каретки отображаются над словом. </text:p>
        </text:list-item>
        <text:list-item>
          <text:p text:style-name="P22"><text:span text:style-name="T3">В качестве начально</text:span><text:span text:style-name="T2">го</text:span><text:span text:style-name="T3"> состояни</text:span><text:span text:style-name="T2">я</text:span><text:span text:style-name="T3"> </text:span><text:span text:style-name="T5">слова </text:span><text:span text:style-name="T3">— </text:span><text:span text:style-name="T2">запоминается слово после любого редактирования.</text:span></text:p>
        </text:list-item>
        <text:list-item>
          <text:p text:style-name="P23"><text:span text:style-name="T2">В слово мо</text:span><text:span text:style-name="T5">жно</text:span><text:span text:style-name="T2"> вносить изменения в любой момент, когда машина стоит.</text:span></text:p>
        </text:list-item>
      </text:list>
      <text:p text:style-name="P3">2. Управление</text:p>
      <text:p text:style-name="P8">Кнопки:</text:p>
      <text:list xml:id="list918551217" text:style-name="L2">
        <text:list-item>
          <text:p text:style-name="P9">Запустить</text:p>
        </text:list-item>
        <text:list-item>
          <text:p text:style-name="P9">Шаг вперёд</text:p>
        </text:list-item>
        <text:list-item>
          <text:p text:style-name="P9">Шаг назад</text:p>
        </text:list-item>
        <text:list-item>
          <text:p text:style-name="P9">Стоп</text:p>
        </text:list-item>
        <text:list-item>
          <text:p text:style-name="P10">В начало</text:p>
          <text:list>
            <text:list-item>
              <text:p text:style-name="P10">Возвращает слово в начальное состояние</text:p>
            </text:list-item>
            <text:list-item>
              <text:p text:style-name="P14">Возвращает машину в начальное состояние</text:p>
            </text:list-item>
            <text:list-item>
              <text:p text:style-name="P15">Возвращает положение каретки в начальное состояние</text:p>
            </text:list-item>
          </text:list>
        </text:list-item>
        <text:list-item>
          <text:p text:style-name="P9">Очистить</text:p>
        </text:list-item>
      </text:list>
      <text:p text:style-name="P4">3. Программа</text:p>
      <text:list xml:id="list1634677428" text:style-name="L3">
        <text:list-item>
          <text:p text:style-name="P11">Текстовое поле для ввода программы.</text:p>
        </text:list-item>
        <text:list-item>
          <text:p text:style-name="P11">Панель управления полем.</text:p>
        </text:list-item>
        <text:list-item>
          <text:p text:style-name="P11">Программа может вводиться вручную</text:p>
        </text:list-item>
        <text:list-item>
          <text:p text:style-name="P11">Программа может быть скопирована откуда-либо</text:p>
        </text:list-item>
        <text:list-item>
          <text:p text:style-name="P16">В текст программы могут вноситься изменения в любой момент, когда машина стоит.</text:p>
        </text:list-item>
      </text:list>
      <text:p text:style-name="P8">Кнопки:</text:p>
      <text:list xml:id="list3778221893" text:style-name="L4">
        <text:list-item>
          <text:p text:style-name="P21">Загрузить из файла</text:p>
        </text:list-item>
        <text:list-item>
          <text:p text:style-name="P21">Записать в файл</text:p>
        </text:list-item>
        <text:list-item>
          <text:p text:style-name="P12">Скомпилировать:</text:p>
          <text:list>
            <text:list-item>
              <text:p text:style-name="P17">Проверяются ошибки, </text:p>
            </text:list-item>
            <text:list-item>
              <text:p text:style-name="P17">формируется программа, </text:p>
            </text:list-item>
            <text:list-item>
              <text:p text:style-name="P17">на основании этой программы заполняется таблица.</text:p>
            </text:list-item>
          </text:list>
        </text:list-item>
      </text:list>
      <text:p text:style-name="P20"/>
      <text:list xml:id="list3145181253" text:style-name="L5">
        <text:list-item>
          <text:p text:style-name="P13">Очистить окно</text:p>
        </text:list-item>
      </text:list>
      <text:p text:style-name="P4">4. Таблица</text:p>
      <text:list xml:id="list3071116783" text:style-name="L6">
        <text:list-item>
          <text:p text:style-name="P18">Область для представления программы в табличном виде</text:p>
        </text:list-item>
        <text:list-item>
          <text:p text:style-name="P24"><text:span text:style-name="T4">О</text:span><text:span text:style-name="T2">бозначается текущее состояние </text:span><text:span text:style-name="T5">и обозреваемый символ (на пересечении колонки и строки) </text:span><text:span text:style-name="T6">придумать термин</text:span></text:p>
        </text:list-item>
      </text:list>
      <text:p text:style-name="P5">5. Журнал</text:p>
      <text:list xml:id="list2990994410" text:style-name="L7">
        <text:list-item>
          <text:p text:style-name="P19">Окно, в котором отображаются все значимые действия, о которых необходимо уведомить пользователя</text:p>
        </text:list-item>
        <text:list-item>
          <text:p text:style-name="P25"><text:span text:style-name="T4">К</text:span><text:span text:style-name="T2">нопка «Очистить окно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20:42.890453768</meta:creation-date>
    <dc:date>2019-05-28T09:17:22.173862823</dc:date>
    <meta:editing-duration>PT3M14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1" meta:paragraph-count="39" meta:word-count="218" meta:character-count="1413" meta:non-whitespace-character-count="1257"/>
  </office:meta>
</office:document-meta>
</file>